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 Benutzerrechte 4</text:span></text:p>
      <text:p text:style-name="P2"><text:span text:style-name="T1"><text:line-break/></text:span><text:span text:style-name="T2">1. Aus welchem Verzeichnis werden Daten kopiert, wenn wir einen neuen Benutzer mit useradd -m hinzufügen?<text:line-break/><text:line-break/></text:span><text:span text:style-name="T3">Es werden Dateien aus /etc/skel hinzugefügt.<text:line-break/></text:span><text:span text:style-name="T4"><text:line-break/>2. Was finden wir in /etc/group?<text:line-break/><text:line-break/></text:span><text:span text:style-name="T5">group ist eine Textdatei, in welcher Gruppen und ihre Besitzer eingetragen sind.<text:line-break/></text:span><text:span text:style-name="T6"><text:line-break/>3. Welche Befehle legen die Zeit fest, nach der ein Passwort für einen Benutzer geändert werden muss? <text:line-break/><text:line-break/></text:span><text:span text:style-name="T7">passwd<text:s/></text:span><text:span text:style-name="T8"><text:line-break/></text:span><text:span text:style-name="T9">chage</text:span><text:span text:style-name="T10"><text:line-break/>usermod<text:line-break/>chmod<text:line-break/>chown</text:span><text:span text:style-name="T11"><text:line-break/><text:line-break/>4. Mit welchen Befehlen bearbeiten wir /etc/passwd?<text:line-break/><text:line-break/></text:span><text:span text:style-name="T12">useradd</text:span><text:span text:style-name="T13"><text:line-break/>userdel<text:line-break/></text:span><text:span text:style-name="T14">usermod</text:span><text:span text:style-name="T15"><text:line-break/>adduser<text:line-break/>deluser<text:line-break/></text:span><text:span text:style-name="T16">moduser</text:span><text:span text:style-name="T17"><text:line-break/><text:line-break/>5. Mit welchen Befehlen bearbeiten wir /etc/group?<text:line-break/><text:line-break/></text:span><text:span text:style-name="T18">groupadd</text:span></text:p>
      <text:p text:style-name="P2"><text:span text:style-name="T18">groupdel</text:span></text:p>
      <text:p text:style-name="P2"><text:span text:style-name="T18">chgrp<text:line-break/></text:span><text:span text:style-name="T19"><text:line-break/>6. Mit welchem Befehl bearbeiten wir /etc/shadow?<text:line-break/><text:line-break/></text:span><text:span text:style-name="T20">passwd</text:span></text:p>
      <text:p text:style-name="P2"><text:span text:style-name="T20">chage<text:line-break/>usermod<text:line-break/></text:span><text:span text:style-name="T21"><text:line-break/><text:line-break/></text:span><text:span text:style-name="T22"><text:line-break/></text:span></text:p>
      <text:p text:style-name="P2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